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51cm" draw:marker-start-width="0.276cm" draw:marker-end="Arrow" draw:marker-end-width="0.279cm" draw:fill="none" draw:textarea-horizontal-align="center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5cm" fo:min-width="1.63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8.931cm"/>
    </style:style>
    <style:style style:name="pr9" style:family="presentation" style:parent-style-name="Default-outline1" style:list-style-name="L4">
      <style:graphic-properties draw:fill-color="#ffffff" draw:auto-grow-height="true" fo:min-height="14.267cm"/>
    </style:style>
    <style:style style:name="pr10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0cm" fo:margin-right="0cm" fo:text-indent="0cm"/>
      <style:text-properties fo:color="#ccccff" fo:font-weight="bold"/>
    </style:style>
    <style:style style:name="T1" style:family="text">
      <style:text-properties fo:color="#ccccff"/>
    </style:style>
    <style:style style:name="T2" style:family="text">
      <style:text-properties fo:color="#23ff23"/>
    </style:style>
    <style:style style:name="T3" style:family="text">
      <style:text-properties fo:color="#ffff00"/>
    </style:style>
    <style:style style:name="T4" style:family="text">
      <style:text-properties fo:font-weight="bold"/>
    </style:style>
    <style:style style:name="T5" style:family="text">
      <style:text-properties fo:color="#ffcc99"/>
    </style:style>
    <style:style style:name="T6" style:family="text">
      <style:text-properties fo:color="#23ff23" fo:font-size="24pt"/>
    </style:style>
    <style:style style:name="T7" style:family="text">
      <style:text-properties fo:color="#ffcc99" fo:font-size="24pt"/>
    </style:style>
    <style:style style:name="T8" style:family="text">
      <style:text-properties fo:color="#ccccff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inheritance</presentation:footer-decl>
      <presentation:footer-decl presentation:name="ftr2">CMPTxxxx</presentation:footer-decl>
      <presentation:date-time-decl presentation:name="dtd1" presentation:source="fixed">28 Jan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nheritance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8 Jan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Example: TimeTes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(See <text:span text:style-name="T1">java/</text:span> examples directory)</text:p>
              </text:list-item>
            </text:list>
            <text:list text:style-name="L3">
              <text:list-item>
                <text:p text:style-name="P3"><text:span text:style-name="T2">Time1</text:span> is a <text:span text:style-name="T3">subclass</text:span> of <text:span text:style-name="T2">Object</text:span></text:p>
              </text:list-item>
            </text:list>
            <text:list text:style-name="L3">
              <text:list-item>
                <text:list>
                  <text:list-item>
                    <text:p text:style-name="P4">No <text:span text:style-name="T2">main</text:span>() fun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Instantiated</text:span> in <text:span text:style-name="T2">TimeTes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TimeTest</text:span> is our main <text:span text:style-name="T3">program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Testbed</text:span> for the <text:span text:style-name="T2">Time1</text:span>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y use inheritance?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3">Reusability</text:span></text:p>
              </text:list-item>
            </text:list>
            <text:list text:style-name="L3">
              <text:list-item>
                <text:list>
                  <text:list-item>
                    <text:p text:style-name="P4">Create <text:span text:style-name="T3">new</text:span> classes from <text:span text:style-name="T3">existing</text:span> 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Absorb</text:span> attributes and behaviou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dd <text:span text:style-name="T3">new</text:span> capabili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Polymorphism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Enable <text:span text:style-name="T3">developers</text:span> to write programs with a <text:span text:style-name="T3">general</text:span> desig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 <text:span text:style-name="T3">single</text:span> program can handle a <text:span text:style-name="T3">variety</text:span> of existing and <text:span text:style-name="T3">future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Aids in <text:span text:style-name="T3">extending</text:span> program, adding new capa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Superclasses and subclasses</text:p>
          </draw:text-box>
        </draw:frame>
        <draw:frame presentation:style-name="pr8" draw:text-style-name="P3" draw:layer="layout" svg:width="19.453cm" svg:height="13.919cm" svg:x="1.4cm" svg:y="4.507cm" presentation:class="outline" presentation:user-transformed="true">
          <draw:text-box>
            <text:list text:style-name="L3">
              <text:list-item>
                <text:p text:style-name="P3"><text:span text:style-name="T3">Attribute</text:span>: “<text:span text:style-name="T2">has a</text:span>” relationship:</text:p>
              </text:list-item>
            </text:list>
            <text:list text:style-name="L3">
              <text:list-item>
                <text:list>
                  <text:list-item>
                    <text:p text:style-name="P4">A <text:span text:style-name="T2">Car</text:span> has a <text:span text:style-name="T2">steeringWheel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Subclass</text:span>: “<text:span text:style-name="T2">is a kind of</text:span>” relationship:</text:p>
              </text:list-item>
            </text:list>
            <text:list text:style-name="L3">
              <text:list-item>
                <text:list>
                  <text:list-item>
                    <text:p text:style-name="P4">A <text:span text:style-name="T2">Convertible</text:span> is a kind of <text:span text:style-name="T2">C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heritance relationships form<text:line-break/>tree-like <text:span text:style-name="T3">class hierarchi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Polymorphism</text:span>: write onc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hangeOil()</text:span>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orks on all <text:span text:style-name="T2">Cars</text:span>,<text:line-break/>not just <text:span text:style-name="T2">Convertibles</text:span></text:p>
                  </text:list-item>
                </text:list>
              </text:list-item>
            </text:list>
          </draw:text-box>
        </draw:frame>
        <draw:ellipse draw:style-name="gr2" draw:text-style-name="P8" draw:id="id1" draw:layer="layout" svg:width="4.63cm" svg:height="1.986cm" svg:x="21.551cm" svg:y="7.101cm">
          <text:p text:style-name="P7"><text:span text:style-name="T4">Community</text:span><text:span text:style-name="T4"><text:line-break/></text:span><text:span text:style-name="T4">Member</text:span></text:p>
        </draw:ellipse>
        <draw:ellipse draw:style-name="gr2" draw:text-style-name="P8" draw:id="id3" draw:layer="layout" svg:width="3.48cm" svg:height="1.151cm" svg:x="20.645cm" svg:y="11.417cm">
          <text:p text:style-name="P7"><text:span text:style-name="T4">Alumni</text:span></text:p>
        </draw:ellipse>
        <draw:ellipse draw:style-name="gr2" draw:text-style-name="P8" draw:id="id2" draw:layer="layout" svg:width="3.48cm" svg:height="1.151cm" svg:x="18.695cm" svg:y="9.99cm">
          <text:p text:style-name="P7"><text:span text:style-name="T4">Student</text:span></text:p>
        </draw:ellipse>
        <draw:ellipse draw:style-name="gr2" draw:text-style-name="P8" draw:id="id4" draw:layer="layout" svg:width="3.48cm" svg:height="1.148cm" svg:x="23.535cm" svg:y="12.778cm">
          <text:p text:style-name="P7"><text:span text:style-name="T4">Employee</text:span></text:p>
        </draw:ellipse>
        <draw:ellipse draw:style-name="gr2" draw:text-style-name="P8" draw:id="id6" draw:layer="layout" svg:width="3.48cm" svg:height="1.148cm" svg:x="18.139cm" svg:y="15.215cm">
          <text:p text:style-name="P7"><text:span text:style-name="T4">Faculty</text:span></text:p>
        </draw:ellipse>
        <draw:ellipse draw:style-name="gr2" draw:text-style-name="P8" draw:id="id5" draw:layer="layout" svg:width="3.48cm" svg:height="1.148cm" svg:x="22.943cm" svg:y="15.215cm">
          <text:p text:style-name="P7"><text:span text:style-name="T4">Staff</text:span></text:p>
        </draw:ellipse>
        <draw:ellipse draw:style-name="gr2" draw:text-style-name="P8" draw:id="id8" draw:layer="layout" svg:width="5.117cm" svg:height="1.148cm" svg:x="13.403cm" svg:y="17.2cm">
          <text:p text:style-name="P7"><text:span text:style-name="T4">Administrator</text:span></text:p>
        </draw:ellipse>
        <draw:ellipse draw:style-name="gr2" draw:text-style-name="P8" draw:id="id7" draw:layer="layout" svg:width="3.48cm" svg:height="1.148cm" svg:x="19.358cm" svg:y="17.269cm">
          <text:p text:style-name="P7"><text:span text:style-name="T4">Teacher</text:span></text:p>
        </draw:ellipse>
        <draw:connector draw:style-name="gr3" draw:text-style-name="P9" draw:layer="layout" draw:type="line" svg:x1="23.866cm" svg:y1="9.087cm" svg:x2="20.435cm" svg:y2="9.99cm" draw:start-shape="id1" draw:start-glue-point="2" draw:end-shape="id2" draw:end-glue-point="0">
          <text:p text:style-name="P1"/>
        </draw:connector>
        <draw:connector draw:style-name="gr3" draw:text-style-name="P9" draw:layer="layout" draw:type="line" svg:x1="23.866cm" svg:y1="9.087cm" svg:x2="22.385cm" svg:y2="11.417cm" draw:start-shape="id1" draw:start-glue-point="2" draw:end-shape="id3" draw:end-glue-point="0">
          <text:p text:style-name="P1"/>
        </draw:connector>
        <draw:connector draw:style-name="gr3" draw:text-style-name="P9" draw:layer="layout" draw:type="line" svg:x1="23.866cm" svg:y1="9.087cm" svg:x2="25.275cm" svg:y2="12.778cm" draw:start-shape="id1" draw:start-glue-point="2" draw:end-shape="id4" draw:end-glue-point="0">
          <text:p text:style-name="P1"/>
        </draw:connector>
        <draw:connector draw:style-name="gr3" draw:text-style-name="P9" draw:layer="layout" draw:type="line" svg:x1="25.275cm" svg:y1="13.926cm" svg:x2="24.683cm" svg:y2="15.215cm" draw:start-shape="id4" draw:start-glue-point="2" draw:end-shape="id5" draw:end-glue-point="0">
          <text:p text:style-name="P1"/>
        </draw:connector>
        <draw:connector draw:style-name="gr3" draw:text-style-name="P9" draw:layer="layout" draw:type="line" svg:x1="25.275cm" svg:y1="13.926cm" svg:x2="19.879cm" svg:y2="15.215cm" draw:start-shape="id4" draw:start-glue-point="2" draw:end-shape="id6" draw:end-glue-point="0">
          <text:p text:style-name="P1"/>
        </draw:connector>
        <draw:connector draw:style-name="gr3" draw:text-style-name="P9" draw:layer="layout" draw:type="line" svg:x1="21.098cm" svg:y1="17.269cm" svg:x2="19.879cm" svg:y2="16.363cm" draw:start-shape="id7" draw:start-glue-point="0" draw:end-shape="id6" draw:end-glue-point="2">
          <text:p text:style-name="P1"/>
        </draw:connector>
        <draw:connector draw:style-name="gr3" draw:text-style-name="P9" draw:layer="layout" draw:type="line" svg:x1="15.961cm" svg:y1="17.2cm" svg:x2="19.879cm" svg:y2="16.363cm" draw:start-shape="id8" draw:start-glue-point="0" draw:end-shape="id6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Constructors</text:p>
          </draw:text-box>
        </draw:frame>
        <draw:frame presentation:style-name="pr9" draw:text-style-name="P6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class Dot extends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subclass' constructor does not <text:span text:style-name="T3">inherit</text:span>/override the superclass constructor</text:p>
              </text:list-item>
            </text:list>
            <text:list text:style-name="L3">
              <text:list-item>
                <text:p text:style-name="P3">But it <text:span text:style-name="T3">implicitly</text:span> calls the superclass construc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 Dot() { </text:span><text:span text:style-name="T5">/* implicitly calls Point() */</text:span><text:span text:style-name="T2">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also <text:span text:style-name="T3">explicitly</text:span> call with <text:span text:style-name="T2">super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ublic Dot(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super();</text:span><text:span text:style-name="T6"><text:tab/></text:span><text:span text:style-name="T6"><text:tab/></text:span><text:span text:style-name="T7">// explicitly call Point() fir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... </text:span><text:span text:style-name="T6"><text:tab/></text:span><text:span text:style-name="T6"><text:tab/></text:span><text:span text:style-name="T6"><text:tab/></text:span><text:span text:style-name="T6"><text:tab/></text:span><text:span text:style-name="T7">// do Dot-specific stuff h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e <text:span text:style-name="T1"><text:a xlink:href="http://cmpt167.seanho.com/java/PointDot/">PointDot.java</text:a></text:span></text:p>
              </text:list-item>
            </text:list>
          </draw:text-box>
        </draw:frame>
        <draw:circle draw:style-name="gr4" draw:text-style-name="P9" draw:layer="layout" svg:width="0.453cm" svg:height="0.453cm" svg:x="18.451cm" svg:y="1.95cm">
          <text:p text:style-name="P1"/>
        </draw:circle>
        <draw:frame draw:style-name="gr5" draw:text-style-name="P11" draw:layer="layout" svg:width="2.094cm" svg:height="1.673cm" svg:x="17.568cm" svg:y="2.432cm">
          <draw:text-box>
            <text:p text:style-name="P1"><text:span text:style-name="T8">Point</text:span></text:p>
            <text:p text:style-name="P1"><text:span text:style-name="T8">(x,y)</text:span></text:p>
          </draw:text-box>
        </draw:frame>
        <draw:circle draw:style-name="gr4" draw:text-style-name="P9" draw:layer="layout" svg:width="1.776cm" svg:height="1.776cm" svg:x="21.793cm" svg:y="1.393cm">
          <text:p text:style-name="P1"/>
        </draw:circle>
        <draw:line draw:style-name="gr6" draw:text-style-name="P9" draw:layer="layout" svg:x1="22.768cm" svg:y1="2.298cm" svg:x2="23.325cm" svg:y2="1.706cm">
          <text:p text:style-name="P1"/>
        </draw:line>
        <draw:frame draw:style-name="gr7" draw:text-style-name="P11" draw:layer="layout" svg:width="3.036cm" svg:height="1.673cm" svg:x="21.69cm" svg:y="3.179cm">
          <draw:text-box>
            <text:p text:style-name="P1"><text:span text:style-name="T8">Dot</text:span></text:p>
            <text:p text:style-name="P1"><text:span text:style-name="T8">(r, x, y)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Using subclass instances</text:p>
          </draw:text-box>
        </draw:frame>
        <draw:frame presentation:style-name="pr10" draw:text-style-name="P6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An instance of a subclass can be treated as an instance of the <text:span text:style-name="T3">superclas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Point p2 = new Do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not do vice-versa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Dot d1 = new Point();</text:span><text:span text:style-name="T2"><text:tab/></text:span><text:span text:style-name="T2"><text:tab/></text:span><text:span text:style-name="T5">// illegal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3">instanceof</text:span> checks the class of an objec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if ( p2 instanceof Dot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superclass reference may be <text:span text:style-name="T3">downcast</text:span> back to the subclass if appropriat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Dot d2 = ( Dot ) p2;</text:span><text:tab/><text:tab/><text:span text:style-name="T5">// this is ok: p2 is really a Do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ellipse draw:style-name="gr2" draw:text-style-name="P8" draw:id="id10" draw:layer="layout" svg:width="3.48cm" svg:height="1.148cm" svg:x="21.97cm" svg:y="6.512cm">
          <text:p text:style-name="P7"><text:span text:style-name="T4">Point</text:span></text:p>
        </draw:ellipse>
        <draw:ellipse draw:style-name="gr2" draw:text-style-name="P8" draw:id="id9" draw:layer="layout" svg:width="1.845cm" svg:height="1.148cm" svg:x="24.16cm" svg:y="8.636cm">
          <text:p text:style-name="P7"><text:span text:style-name="T4">Dot</text:span></text:p>
        </draw:ellipse>
        <draw:connector draw:style-name="gr3" draw:text-style-name="P9" draw:layer="layout" draw:type="line" svg:x1="25.082cm" svg:y1="8.636cm" svg:x2="23.71cm" svg:y2="7.66cm" draw:start-shape="id9" draw:start-glue-point="0" draw:end-shape="id10" draw:end-glue-point="2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7-01-15T12:24:22</meta:creation-date>
    <dc:creator>Sean Ho</dc:creator>
    <dc:date>2008-01-28T15:09:02</dc:date>
    <meta:editing-cycles>80</meta:editing-cycles>
    <meta:editing-duration>P4DT17H52M25S</meta:editing-duration>
    <meta:user-defined meta:name="Info 1"/>
    <meta:user-defined meta:name="Info 2"/>
    <meta:user-defined meta:name="Info 3"/>
    <meta:user-defined meta:name="Info 4"/>
    <meta:document-statistic meta:object-count="205"/>
  </office:meta>
</office:document-meta>
</file>